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fo:hyphenate="true"/>
    </style:style>
    <style:style style:name="T14" style:parent-style-name="Fuentedepárrafopredeter." style:family="text"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/>
    </style:style>
    <style:style style:name="P15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6" style:family="table-row">
      <style:table-row-properties style:use-optimal-row-height="false"/>
    </style:style>
    <style:style style:name="TableCell1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3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4" style:parent-style-name="Standard" style:family="paragraph">
      <style:paragraph-properties fo:text-align="center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T26" style:parent-style-name="Fuentedepárrafopredeter." style:family="text">
      <style:text-properties fo:font-size="36pt" style:font-size-asian="36pt" style:font-size-complex="36pt"/>
    </style:style>
    <style:style style:name="T27" style:parent-style-name="Fuentedepárrafopredeter." style:family="text"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9" style:parent-style-name="Standard" style:family="paragraph">
      <style:paragraph-properties fo:text-align="center"/>
    </style:style>
    <style:style style:name="T30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2" style:family="table-column">
      <style:table-column-properties style:column-width="2.5in" style:use-optimal-column-width="false"/>
    </style:style>
    <style:style style:name="TableColumn33" style:family="table-column">
      <style:table-column-properties style:column-width="4.7597in" style:use-optimal-column-width="false"/>
    </style:style>
    <style:style style:name="Table31" style:family="table">
      <style:table-properties style:width="7.2597in" fo:margin-left="0in" table:align="left"/>
    </style:style>
    <style:style style:name="TableRow34" style:family="table-row">
      <style:table-row-properties style:row-height="0.5in" style:use-optimal-row-height="false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P40" style:parent-style-name="TableContents" style:family="paragraph">
      <style:paragraph-properties fo:margin-left="0.4368in">
        <style:tab-stops/>
      </style:paragraph-properties>
    </style:style>
    <style:style style:name="TableRow41" style:family="table-row">
      <style:table-row-properties style:row-height="0.5986in"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P47" style:parent-style-name="TableContents" style:family="paragraph">
      <style:paragraph-properties fo:margin-left="0.4368in">
        <style:tab-stops/>
      </style:paragraph-properties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P55" style:parent-style-name="TableContents" style:family="paragraph">
      <style:paragraph-properties fo:margin-left="0.4368in">
        <style:tab-stops/>
      </style:paragraph-properties>
    </style:style>
    <style:style style:name="TableRow56" style:family="table-row">
      <style:table-row-properties style:row-height="0.5534in" style:use-optimal-row-height="false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1" style:parent-style-name="TableContents" style:family="paragraph">
      <style:paragraph-properties fo:margin-left="0.4368in">
        <style:tab-stops/>
      </style:paragraph-properties>
    </style:style>
    <style:style style:name="P62" style:parent-style-name="TableContents" style:family="paragraph">
      <style:paragraph-properties fo:margin-left="0.4368in">
        <style:tab-stops/>
      </style:paragraph-properties>
    </style:style>
    <style:style style:name="TableRow63" style:family="table-row">
      <style:table-row-properties style:row-height="0.55in" style:use-optimal-row-height="false"/>
    </style:style>
    <style:style style:name="TableCell64" style:family="table-cell">
      <style:table-cell-properties fo:border="none" style:writing-mode="lr-tb" fo:padding-top="0.0381in" fo:padding-left="0.0381in" fo:padding-bottom="0.0381in" fo:padding-right="0.0381in"/>
    </style:style>
    <style:style style:name="P6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margin-left="0.4368in">
        <style:tab-stops/>
      </style:paragraph-properties>
    </style:style>
    <style:style style:name="P69" style:parent-style-name="TableContents" style:family="paragraph">
      <style:paragraph-properties fo:margin-left="0.4368in">
        <style:tab-stops/>
      </style:paragraph-properties>
    </style:style>
    <style:style style:name="TableRow70" style:family="table-row">
      <style:table-row-properties style:row-height="0.5in" style:use-optimal-row-height="false"/>
    </style:style>
    <style:style style:name="TableCell71" style:family="table-cell">
      <style:table-cell-properties fo:border="none" style:writing-mode="lr-tb" fo:padding-top="0.0381in" fo:padding-left="0.0381in" fo:padding-bottom="0.0381in" fo:padding-right="0.0381in"/>
    </style:style>
    <style:style style:name="P72" style:parent-style-name="Cambria" style:family="paragraph">
      <style:paragraph-properties fo:margin-left="0.4368in">
        <style:tab-stops/>
      </style:paragraph-properties>
    </style:style>
    <style:style style:name="TableCell7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paragraph-properties fo:margin-left="0.4368in">
        <style:tab-stops/>
      </style:paragraph-properties>
    </style:style>
    <style:style style:name="TableRow75" style:family="table-row">
      <style:table-row-properties style:row-height="0.5in" style:use-optimal-row-height="false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Cambria" style:family="paragraph">
      <style:paragraph-properties fo:margin-left="0.4368in">
        <style:tab-stops/>
      </style:paragraph-properties>
    </style:style>
    <style:style style:name="TableCell7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margin-left="0.4368in">
        <style:tab-stops/>
      </style:paragraph-properties>
    </style:style>
    <style:style style:name="TableRow80" style:family="table-row">
      <style:table-row-properties style:row-height="0.5541in" style:use-optimal-row-height="false"/>
    </style:style>
    <style:style style:name="TableCell81" style:family="table-cell">
      <style:table-cell-properties fo:border="none" style:writing-mode="lr-tb" fo:padding-top="0.0381in" fo:padding-left="0.0381in" fo:padding-bottom="0.0381in" fo:padding-right="0.0381in"/>
    </style:style>
    <style:style style:name="P8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margin-left="0.4368in">
        <style:tab-stops/>
      </style:paragraph-properties>
    </style:style>
    <style:style style:name="P86" style:parent-style-name="TableContents" style:family="paragraph">
      <style:paragraph-properties fo:margin-left="0.4368in">
        <style:tab-stops/>
      </style:paragraph-properties>
    </style:style>
    <style:style style:name="TableRow87" style:family="table-row">
      <style:table-row-properties style:row-height="0.5493in" style:use-optimal-row-height="false"/>
    </style:style>
    <style:style style:name="TableCell88" style:family="table-cell">
      <style:table-cell-properties fo:border="none" style:writing-mode="lr-tb" fo:padding-top="0.0381in" fo:padding-left="0.0381in" fo:padding-bottom="0.0381in" fo:padding-right="0.0381in"/>
    </style:style>
    <style:style style:name="P8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0" style:parent-style-name="Standard" style:family="paragraph">
      <style:paragraph-properties fo:text-align="end" fo:margin-left="0.4368in">
        <style:tab-stops/>
      </style:paragraph-properties>
    </style:style>
    <style:style style:name="T9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3" style:parent-style-name="TableContents" style:family="paragraph">
      <style:paragraph-properties fo:margin-left="0.4368in">
        <style:tab-stops/>
      </style:paragraph-properties>
    </style:style>
    <style:style style:name="P94" style:parent-style-name="TableContents" style:family="paragraph">
      <style:paragraph-properties fo:margin-left="0.4368in">
        <style:tab-stops/>
      </style:paragraph-properties>
    </style:style>
    <style:style style:name="TableRow95" style:family="table-row">
      <style:table-row-properties style:row-height="0.6208in" style:use-optimal-row-height="false"/>
    </style:style>
    <style:style style:name="TableCell96" style:family="table-cell">
      <style:table-cell-properties fo:border="none" style:writing-mode="lr-tb" fo:padding-top="0.0381in" fo:padding-left="0.0381in" fo:padding-bottom="0.0381in" fo:padding-right="0.0381in"/>
    </style:style>
    <style:style style:name="P9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8" style:parent-style-name="Standard" style:family="paragraph">
      <style:paragraph-properties fo:text-align="end" fo:margin-left="0.4368in">
        <style:tab-stops/>
      </style:paragraph-properties>
    </style:style>
    <style:style style:name="T9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10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margin-left="0.4368in">
        <style:tab-stops/>
      </style:paragraph-properties>
    </style:style>
    <style:style style:name="TableRow102" style:family="table-row">
      <style:table-row-properties style:row-height="0.5in" style:use-optimal-row-height="false"/>
    </style:style>
    <style:style style:name="TableCell103" style:family="table-cell">
      <style:table-cell-properties fo:border="none" style:writing-mode="lr-tb" fo:padding-top="0.0381in" fo:padding-left="0.0381in" fo:padding-bottom="0.0381in" fo:padding-right="0.0381in"/>
    </style:style>
    <style:style style:name="P104" style:parent-style-name="Standard" style:family="paragraph">
      <style:paragraph-properties fo:text-align="end" fo:margin-left="0.4368in">
        <style:tab-stops/>
      </style:paragraph-properties>
    </style:style>
    <style:style style:name="TableCell10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margin-left="0.4368in">
        <style:tab-stops/>
      </style:paragraph-properties>
    </style:style>
    <style:style style:name="P107" style:parent-style-name="Standard" style:family="paragraph">
      <style:text-properties style:font-name="Calibri" fo:color="#000000" fo:font-size="26pt" style:font-size-asian="26pt"/>
    </style:style>
    <style:style style:name="P108" style:parent-style-name="Standard" style:family="paragraph">
      <style:paragraph-properties fo:text-align="center"/>
      <style:text-properties fo:font-weight="bold" style:font-weight-asian="bold" fo:color="#4472C4" fo:font-size="18pt" style:font-size-asian="18pt"/>
    </style:style>
    <style:style style:name="P109" style:parent-style-name="Standard" style:family="paragraph">
      <style:paragraph-properties fo:text-align="center"/>
    </style:style>
    <style:style style:name="P110" style:parent-style-name="Standard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1" style:parent-style-name="Standard" style:family="paragraph">
      <style:text-properties style:font-name="Arial" style:font-name-complex="Arial"/>
    </style:style>
    <style:style style:name="P112" style:parent-style-name="Standard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113" style:parent-style-name="Normal" style:family="paragraph">
      <style:text-properties style:font-name="Arial" style:font-name-complex="Arial"/>
    </style:style>
    <style:style style:name="P11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19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6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8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29" style:parent-style-name="Normal" style:family="paragraph">
      <style:text-properties style:font-name="Arial" style:font-name-complex="Arial"/>
    </style:style>
    <style:style style:name="P130" style:parent-style-name="Normal" style:family="paragraph">
      <style:text-properties style:font-name="Arial" style:font-name-complex="Arial"/>
    </style:style>
    <style:style style:name="P131" style:parent-style-name="Normal" style:family="paragraph">
      <style:text-properties style:font-name="Arial" style:font-name-complex="Arial"/>
    </style:style>
    <style:style style:name="P132" style:parent-style-name="Normal" style:family="paragraph">
      <style:text-properties style:font-name="Arial" style:font-name-complex="Arial"/>
    </style:style>
    <style:style style:name="P133" style:parent-style-name="Normal" style:family="paragraph">
      <style:text-properties style:font-name="Arial" style:font-name-complex="Arial"/>
    </style:style>
    <style:style style:name="P134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3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36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3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38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39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0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1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2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3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4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5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6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7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8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49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0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1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2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3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4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5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56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57" style:parent-style-name="Párrafodelista" style:family="paragraph">
      <style:paragraph-properties fo:margin-left="1.25in">
        <style:tab-stops/>
      </style:paragraph-properties>
    </style:style>
    <style:style style:name="T15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59" style:parent-style-name="Fuentedepárrafopredeter." style:family="text">
      <style:text-properties style:font-name="Arial" style:font-name-complex="Arial" fo:color="#FFFFFF" fo:font-size="12pt" style:font-size-asian="12pt" style:font-size-complex="12pt"/>
    </style:style>
    <style:style style:name="T160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61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2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63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4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65" style:parent-style-name="Párrafodelista" style:family="paragraph">
      <style:paragraph-properties fo:margin-left="1.25in">
        <style:tab-stops/>
      </style:paragraph-properties>
    </style:style>
    <style:style style:name="T166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67" style:parent-style-name="Fuentedepárrafopredeter." style:family="text">
      <style:text-properties style:font-name="Arial" style:font-name-complex="Arial" fo:color="#FFFFFF" fo:font-size="12pt" style:font-size-asian="12pt" style:font-size-complex="12pt"/>
    </style:style>
    <style:style style:name="T168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69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0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1" style:parent-style-name="Párrafodelista" style:family="paragraph">
      <style:paragraph-properties fo:margin-left="1.25in">
        <style:tab-stops/>
      </style:paragraph-properties>
    </style:style>
    <style:style style:name="T172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T173" style:parent-style-name="Fuentedepárrafopredeter." style:family="text">
      <style:text-properties style:font-name="Arial" style:font-name-complex="Arial" fo:color="#FFFFFF" fo:font-size="12pt" style:font-size-asian="12pt" style:font-size-complex="12pt"/>
    </style:style>
    <style:style style:name="T174" style:parent-style-name="Fuentedepárrafopredeter." style:family="text">
      <style:text-properties style:font-name="Arial" style:font-name-complex="Arial" fo:font-size="12pt" style:font-size-asian="12pt" style:font-size-complex="12pt"/>
    </style:style>
    <style:style style:name="P175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6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7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78" style:parent-style-name="Párrafodelista" style:family="paragraph">
      <style:paragraph-properties fo:margin-left="1.2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79" style:parent-style-name="Normal" style:family="paragraph">
      <style:paragraph-properties fo:break-before="page"/>
      <style:text-properties style:font-name="Arial" style:font-name-complex="Arial"/>
    </style:style>
    <style:style style:name="P180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81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8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3" style:parent-style-name="Párrafodelista" style:family="paragraph">
      <style:text-properties style:font-name="Arial" style:font-name-complex="Arial" fo:font-size="12pt" style:font-size-asian="12pt" style:font-size-complex="12pt"/>
    </style:style>
    <style:style style:name="P18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89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0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 style:font-size-complex="12pt"/>
    </style:style>
    <style:style style:name="P194" style:parent-style-name="Párrafodelista" style:family="paragraph">
      <style:text-properties style:font-name="Arial" style:font-name-complex="Arial" fo:font-size="12pt" style:font-size-asian="12pt"/>
    </style:style>
    <style:style style:name="P195" style:parent-style-name="Párrafodelista" style:family="paragraph">
      <style:text-properties style:font-name="Arial" style:font-name-complex="Arial" fo:font-size="12pt" style:font-size-asian="12pt"/>
    </style:style>
    <style:style style:name="P19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19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19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199" style:parent-style-name="Párrafodelista" style:family="paragraph">
      <style:paragraph-properties fo:margin-left="0.75in">
        <style:tab-stops/>
      </style:paragraph-properties>
    </style:style>
    <style:style style:name="T200" style:parent-style-name="Fuentedepárrafopredeter." style:family="text">
      <style:text-properties style:font-name="Arial" style:font-name-complex="Arial" fo:font-size="12pt" style:font-size-asian="12pt"/>
    </style:style>
    <style:style style:name="T201" style:parent-style-name="Fuentedepárrafopredeter." style:family="text">
      <style:text-properties style:font-name="Arial" style:font-name-complex="Arial" fo:color="#FFFFFF" fo:font-size="12pt" style:font-size-asian="12pt"/>
    </style:style>
    <style:style style:name="T202" style:parent-style-name="Fuentedepárrafopredeter." style:family="text">
      <style:text-properties style:font-name="Arial" style:font-name-complex="Arial" fo:font-size="12pt" style:font-size-asian="12pt"/>
    </style:style>
    <style:style style:name="P20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09" style:parent-style-name="Párrafodelista" style:family="paragraph">
      <style:paragraph-properties fo:margin-left="0.75in">
        <style:tab-stops/>
      </style:paragraph-properties>
    </style:style>
    <style:style style:name="T210" style:parent-style-name="Fuentedepárrafopredeter." style:family="text">
      <style:text-properties style:font-name="Arial" style:font-name-complex="Arial" fo:font-size="12pt" style:font-size-asian="12pt"/>
    </style:style>
    <style:style style:name="T211" style:parent-style-name="Fuentedepárrafopredeter." style:family="text">
      <style:text-properties style:font-name="Arial" style:font-name-complex="Arial" style:text-position="super 66.6%" fo:font-size="12pt" style:font-size-asian="12pt"/>
    </style:style>
    <style:style style:name="T212" style:parent-style-name="Fuentedepárrafopredeter." style:family="text">
      <style:text-properties style:font-name="Arial" style:font-name-complex="Arial" fo:font-size="12pt" style:font-size-asian="12pt"/>
    </style:style>
    <style:style style:name="P21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1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1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1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17" style:parent-style-name="Párrafodelista" style:family="paragraph">
      <style:paragraph-properties fo:margin-left="0.75in">
        <style:tab-stops/>
      </style:paragraph-properties>
    </style:style>
    <style:style style:name="T218" style:parent-style-name="Fuentedepárrafopredeter." style:family="text">
      <style:text-properties style:font-name="Arial" style:font-name-complex="Arial" fo:font-size="12pt" style:font-size-asian="12pt"/>
    </style:style>
    <style:style style:name="T219" style:parent-style-name="Fuentedepárrafopredeter." style:family="text">
      <style:text-properties style:font-name="Arial" style:font-name-complex="Arial" style:text-position="super 66.6%" fo:font-size="12pt" style:font-size-asian="12pt"/>
    </style:style>
    <style:style style:name="T220" style:parent-style-name="Fuentedepárrafopredeter." style:family="text">
      <style:text-properties style:font-name="Arial" style:font-name-complex="Arial" fo:font-size="12pt" style:font-size-asian="12pt"/>
    </style:style>
    <style:style style:name="P22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5" style:parent-style-name="Normal" style:family="paragraph">
      <style:paragraph-properties fo:break-before="page"/>
    </style:style>
    <style:style style:name="P226" style:parent-style-name="Párrafodelista" style:family="paragraph">
      <style:text-properties style:font-name="Arial" style:font-name-complex="Arial" fo:font-size="12pt" style:font-size-asian="12pt"/>
    </style:style>
    <style:style style:name="P22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29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0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39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0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49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0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2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3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4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5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6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7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8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59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60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61" style:parent-style-name="Párrafodelista" style:family="paragraph">
      <style:paragraph-properties fo:margin-left="0.75in">
        <style:tab-stops/>
      </style:paragraph-properties>
      <style:text-properties style:font-name="Arial" style:font-name-complex="Arial" fo:font-size="12pt" style:font-size-asian="12pt"/>
    </style:style>
    <style:style style:name="P262" style:parent-style-name="Normal" style:family="paragraph">
      <style:text-properties style:font-name="Arial" style:font-name-complex="Arial" fo:font-weight="bold" style:font-weight-asian="bold" fo:color="#4472C4" fo:font-size="14pt" style:font-size-asian="14pt"/>
    </style:style>
    <style:style style:name="P263" style:parent-style-name="Normal" style:family="paragraph">
      <style:text-properties style:font-name="Arial" style:font-name-complex="Arial" fo:color="#000000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<text:span text:style-name="T14">Carátula para entrega de prácticas</text:span></text:p>
            <text:p text:style-name="P15"/>
          </table:table-cell>
          <table:covered-table-cell/>
        </table:table-row>
        <table:table-row table:style-name="TableRow16">
          <table:table-cell table:style-name="TableCell17" table:number-columns-spanned="2">
            <text:p text:style-name="P18"/>
            <text:p text:style-name="P19">Facultad de Ingeniería</text:p>
            <text:p text:style-name="P20"/>
          </table:table-cell>
          <table:covered-table-cell/>
          <table:table-cell table:style-name="TableCell21">
            <text:p text:style-name="P22"/>
            <text:p text:style-name="P23">Laboratorio de docencia</text:p>
          </table:table-cell>
        </table:table-row>
      </table:table>
      <text:p text:style-name="Standard"/>
      <text:p text:style-name="Standard"/>
      <text:p text:style-name="P24"><text:span text:style-name="T25">Laboratorios</text:span><text:span text:style-name="T26"><text:s/>de<text:s/></text:span><text:span text:style-name="T27">computación</text:span></text:p>
      <text:p text:style-name="P28">salas A y B</text:p>
      <text:p text:style-name="P29"><text:span text:style-name="T30"><draw:connector draw:type="line" svg:x1="-0.12677in" svg:y1="0.23661in" svg:x2="7.27531in" svg:y2="0.23661in" draw:z-index="251658240" draw:id="id0" draw:style-name="a1" draw:name="Conector recto 114" text:anchor-type="paragraph"><svg:title/><svg:desc/></draw:connector></text:span></text:p>
      <table:table table:style-name="Table31">
        <table:table-columns>
          <table:table-column table:style-name="TableColumn32"/>
          <table:table-column table:style-name="TableColumn33"/>
        </table:table-columns>
        <table:table-row table:style-name="TableRow34">
          <table:table-cell table:style-name="TableCell35">
            <text:p text:style-name="P36"/>
            <text:p text:style-name="P37">Profesor:</text:p>
          </table:table-cell>
          <table:table-cell table:style-name="TableCell38">
            <text:p text:style-name="P39"/>
            <text:p text:style-name="P40">Rodriguez Espino Claudia</text:p>
          </table:table-cell>
        </table:table-row>
        <table:table-row table:style-name="TableRow41">
          <table:table-cell table:style-name="TableCell42">
            <text:p text:style-name="P43"/>
            <text:p text:style-name="P44">Asignatura:</text:p>
          </table:table-cell>
          <table:table-cell table:style-name="TableCell45">
            <text:p text:style-name="P46"/>
            <text:p text:style-name="P47"/>
            <text:p text:style-name="P48">Fundamentos de Programacion</text:p>
          </table:table-cell>
        </table:table-row>
        <table:table-row table:style-name="TableRow49">
          <table:table-cell table:style-name="TableCell50">
            <text:p text:style-name="P51"/>
            <text:p text:style-name="P52">Grupo:</text:p>
          </table:table-cell>
          <table:table-cell table:style-name="TableCell53">
            <text:p text:style-name="P54"/>
            <text:p text:style-name="P55">1102</text:p>
          </table:table-cell>
        </table:table-row>
        <table:table-row table:style-name="TableRow56">
          <table:table-cell table:style-name="TableCell57">
            <text:p text:style-name="P58"/>
            <text:p text:style-name="P59">No de Práctica(s):</text:p>
          </table:table-cell>
          <table:table-cell table:style-name="TableCell60">
            <text:p text:style-name="P61"/>
            <text:p text:style-name="P62">Practica 5: Pseudocódigo</text:p>
          </table:table-cell>
        </table:table-row>
        <table:table-row table:style-name="TableRow63">
          <table:table-cell table:style-name="TableCell64">
            <text:p text:style-name="P65"/>
            <text:p text:style-name="P66">Integrante(s):</text:p>
          </table:table-cell>
          <table:table-cell table:style-name="TableCell67">
            <text:p text:style-name="P68"/>
            <text:p text:style-name="P69">Olguin Castillo Luis Angel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/>
          </table:table-cell>
          <table:table-cell table:style-name="TableCell78">
            <text:p text:style-name="P79"/>
          </table:table-cell>
        </table:table-row>
        <table:table-row table:style-name="TableRow80">
          <table:table-cell table:style-name="TableCell81">
            <text:p text:style-name="P82"/>
            <text:p text:style-name="P83">Semestre:</text:p>
          </table:table-cell>
          <table:table-cell table:style-name="TableCell84">
            <text:p text:style-name="P85"/>
            <text:p text:style-name="P86">2018 - 1</text:p>
          </table:table-cell>
        </table:table-row>
        <table:table-row table:style-name="TableRow87">
          <table:table-cell table:style-name="TableCell88">
            <text:p text:style-name="P89"/>
            <text:p text:style-name="P90"><text:span text:style-name="T91">Fecha de entrega:</text:span></text:p>
          </table:table-cell>
          <table:table-cell table:style-name="TableCell92">
            <text:p text:style-name="P93"/>
            <text:p text:style-name="P94">15 de Septiembre de 2017</text:p>
          </table:table-cell>
        </table:table-row>
        <table:table-row table:style-name="TableRow95">
          <table:table-cell table:style-name="TableCell96">
            <text:p text:style-name="P97"/>
            <text:p text:style-name="P98"><text:span text:style-name="T99">Obervaciones:</text:span></text:p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/>
          </table:table-cell>
          <table:table-cell table:style-name="TableCell105">
            <text:p text:style-name="P106"/>
          </table:table-cell>
        </table:table-row>
      </table:table>
      <text:p text:style-name="Standard"/>
      <text:p text:style-name="Standard"/>
      <text:soft-page-break/>
      <text:p text:style-name="P107"><text:tab/><text:tab/><text:tab/><text:tab/><text:tab/>CALIFICACIÓN: __________</text:p>
      <text:p text:style-name="Standard"/>
      <text:p text:style-name="Standard"/>
      <text:p text:style-name="Standard"/>
      <text:p text:style-name="P108">Práctica<text:s/>5: Pseudocódigo</text:p>
      <text:p text:style-name="P109"/>
      <text:p text:style-name="Standard"/>
      <text:p text:style-name="P110">Objetivo:<text:s/></text:p>
      <text:p text:style-name="P111">Elaborar pseudocódigos que representen soluciones algorítmicas empleando la sintaxis y semántica adecuadas.</text:p>
      <text:p text:style-name="Standard"/>
      <text:p text:style-name="P112">Desarrollo:</text:p>
      <text:p text:style-name="P113">Comenzamos la práctica viendo cuales son los comandos básicos del pseudocódigo que se utiliza al momento de programar. Los comandos que vimos fueron los siguientes:</text:p>
      <text:list text:style-name="LFO1" text:continue-numbering="true">
        <text:list-item>
          <text:p text:style-name="P114">INICIO: En todo programa siempre se tiene que iniciar con la palabra INICIO, que indica el <text:s text:c="7"/>comienzo del programa.</text:p>
        </text:list-item>
        <text:list-item>
          <text:p text:style-name="P115">FIN: Indica cuando el programa ha terminado.</text:p>
        </text:list-item>
        <text:list-item>
          <text:p text:style-name="P116">LEER: Se utiliza para guardar los datos que el usuario proporciona.</text:p>
        </text:list-item>
        <text:list-item>
          <text:p text:style-name="P117">ESCRIBIR: Indica cuando se tiene que imprimir en la pantalla.</text:p>
        </text:list-item>
        <text:list-item>
          <text:p text:style-name="P118">VARIABLES: Estas son identificadores que se escriben seguidos de 2 puntos y el tipo de valor que es.</text:p>
        </text:list-item>
        <text:list-item>
          <text:p text:style-name="P119">OPERADORES ARITMETICOS: Son la suma (+), resta (-), multiplicación (*) y división real (/) y asignación (:=). También se encuentra el AND (&amp;), OR (|), NOT (¡), relación de orden (, &lt;=, &gt;=) y diferente (&lt;&gt;).</text:p>
        </text:list-item>
        <text:list-item>
          <text:p text:style-name="P120">NOTACION DE CAMELLO: Sirve para nombrar variables y nombres de funciones.</text:p>
        </text:list-item>
        <text:list-item>
          <text:p text:style-name="P121">CONTROL SECUENCIAL: Son las declaraciones que se realizan una a continuación de otra en el orden en el que están escritas.</text:p>
        </text:list-item>
        <text:list-item>
          <text:p text:style-name="P122">CONTROL CONDICIONAL: Evalúan una expresión lógica y, dependiendo del resultado, se realiza uno u otro flujo de instrucciones. Las estructuras de control son:</text:p>
        </text:list-item>
      </text:list>
      <text:list text:style-name="LFO2" text:continue-numbering="true">
        <text:list-item>
          <text:p text:style-name="P123">SI: Se evalúa la expresión lógica y si se cumple se ejecutan las instrucciones del bloque.</text:p>
        </text:list-item>
        <text:list-item>
          <text:p text:style-name="P124">DE LO CONTRARIO: Si no se cumple la condición se ejecutan las instrucciones del bloque.</text:p>
        </text:list-item>
        <text:list-item>
          <text:p text:style-name="P125">SELECCIONAR CASO: Valida el valor de la variable y comprueba si es igual al valor que está definido en cada caso. Si la variable no tiene el valor de ningún caso se va a la instrucción por defecto.</text:p>
        </text:list-item>
      </text:list>
      <text:list text:style-name="LFO1" text:continue-numbering="true">
        <text:list-item>
          <text:p text:style-name="P126">CONTROL REPETITIVAS: Ejecutar una serie de instrucciones mientras se cumpla la expresión lógica. Existen 2 tipos de expresiones cíclicas:</text:p>
        </text:list-item>
      </text:list>
      <text:list text:style-name="LFO2" text:continue-numbering="true">
        <text:list-item>
          <text:p text:style-name="P127">MIENTRAS: Primero valida la condición y si ésta es verdadera procede a ejecutar el bloque de instrucciones de la estructura.</text:p>
        </text:list-item>
        <text:list-item>
          <text:p text:style-name="P128">HACER-MIENTRAS: Primero ejecuta las instrucciones descritas en la estructura y al final valida la expresión lógica</text:p>
        </text:list-item>
      </text:list>
      <text:p text:style-name="P129">Para continuar con la práctica se nos dejó hacer el pseudocódigo de algoritmos que ya habíamos hecho anteriormente, los cuales son los siguientes:</text:p>
      <text:p text:style-name="P130"/>
      <text:p text:style-name="P131"/>
      <text:p text:style-name="P132"/>
      <text:p text:style-name="P133"/>
      <text:soft-page-break/>
      <text:list text:style-name="LFO1" text:continue-numbering="true">
        <text:list-item>
          <text:p text:style-name="P134">TRIANGULOS:</text:p>
        </text:list-item>
      </text:list>
      <text:p text:style-name="P135"/>
      <text:p text:style-name="P136">VARIABLES: a, b, c: REAL;</text:p>
      <text:p text:style-name="P137"/>
      <text:p text:style-name="P138">INICIO</text:p>
      <text:p text:style-name="P139">ESCRIBIR (‘Este programa puede determinar el tipo de triángulo (Equilátero, Isósceles o Escaleno) a partir de tres números que se introduzcan’);</text:p>
      <text:p text:style-name="P140">ESCRIBIR (‘Introduce el valor del primer número’);</text:p>
      <text:p text:style-name="P141">LEER (a);</text:p>
      <text:p text:style-name="P142"><text:s text:c="3"/>SI (a=0) ENTONCES</text:p>
      <text:p text:style-name="P143"><text:s text:c="3"/>ESCRIBIR (‘Volver a introducir un numero distinto de 0’);</text:p>
      <text:p text:style-name="P144"><text:s text:c="3"/>FIN SI</text:p>
      <text:p text:style-name="P145">ESCRIBIR (‘Introduce el valor del segundo número’);</text:p>
      <text:p text:style-name="P146">LEER (b);</text:p>
      <text:p text:style-name="P147"><text:s text:c="3"/>SI (b=0) ENTONCES</text:p>
      <text:p text:style-name="P148"><text:s text:c="3"/>ESCRIBIR (‘Volver a introducir un numero distinto de 0’);</text:p>
      <text:p text:style-name="P149"><text:s text:c="3"/>FIN SI</text:p>
      <text:p text:style-name="P150">ESCRIBIR (‘Introduce el valor del tercer número’);</text:p>
      <text:p text:style-name="P151">LEER (c);</text:p>
      <text:p text:style-name="P152"><text:s text:c="3"/>SI (c=0) ENTONCES</text:p>
      <text:p text:style-name="P153"><text:s text:c="3"/>ESCRIBIR (‘Volver a introducir un numero distinto de 0’);</text:p>
      <text:p text:style-name="P154"><text:s text:c="3"/>FIN SI</text:p>
      <text:p text:style-name="P155"/>
      <text:p text:style-name="P156">SI (a=b=c) ENTONCES</text:p>
      <text:p text:style-name="P157"><text:span text:style-name="T158">ESCRIBIR (‘El triángulo que se puede formar con estos números es un triángulo <text:s text:c="23"/></text:span><text:span text:style-name="T159">a</text:span><text:span text:style-name="T160"><text:s text:c="17"/>Equilátero’);</text:span></text:p>
      <text:p text:style-name="P161">FIN SI</text:p>
      <text:p text:style-name="P162"/>
      <text:p text:style-name="P163">DE LO CONTRARIO</text:p>
      <text:p text:style-name="P164"><text:s text:c="3"/>SI (a≠ b≠ c) ENTONCES</text:p>
      <text:p text:style-name="P165"><text:span text:style-name="T166"><text:s text:c="3"/>ESCRIBIR (‘El triángulo que se puede formar con estos números es un <text:s text:c="21"/></text:span><text:span text:style-name="T167">A</text:span><text:span text:style-name="T168"><text:s text:c="20"/>triángulo Escaleno’);</text:span></text:p>
      <text:p text:style-name="P169"><text:s text:c="3"/>FIN SI</text:p>
      <text:p text:style-name="P170"><text:s text:c="3"/>DE LO CONTRARIO</text:p>
      <text:p text:style-name="P171"><text:span text:style-name="T172"><text:s text:c="3"/>ESCRIBIR (‘El triángulo que se puede formar con estos números es un <text:s text:c="19"/></text:span><text:span text:style-name="T173">a <text:s/></text:span><text:span text:style-name="T174"><text:s text:c="19"/>triángulo Isósceles’);</text:span></text:p>
      <text:p text:style-name="P175"><text:s text:c="3"/>FIN DE LO CONTRARIO;</text:p>
      <text:p text:style-name="P176">FIN DE LO CONTRARIO</text:p>
      <text:p text:style-name="P177"/>
      <text:p text:style-name="P178">FIN.</text:p>
      <text:p text:style-name="P179"/>
      <text:soft-page-break/>
      <text:list text:style-name="LFO1" text:continue-numbering="true">
        <text:list-item>
          <text:p text:style-name="P180">SUMA DE DOS NUMEROS:</text:p>
        </text:list-item>
      </text:list>
      <text:p text:style-name="P181"/>
      <text:p text:style-name="P182">VARIABLES: a, b, c: REAL;</text:p>
      <text:p text:style-name="P183"/>
      <text:p text:style-name="P184">INICIO</text:p>
      <text:p text:style-name="P185">ESCRIBIR (‘Este programa sirve para realizar la suma de dos números’);</text:p>
      <text:p text:style-name="P186">ESCRIBIR (‘Introduce el primer número’);</text:p>
      <text:p text:style-name="P187">LEER (a);</text:p>
      <text:p text:style-name="P188">ESCRIBIR (‘Introduce el segundo número’);</text:p>
      <text:p text:style-name="P189">LEER (b);</text:p>
      <text:p text:style-name="P190">RESOLVER (c: = a + b);</text:p>
      <text:p text:style-name="P191">ESCRIBIR (‘La suma de tus 2 números es:’ c);</text:p>
      <text:p text:style-name="P192"/>
      <text:p text:style-name="P193">FIN.</text:p>
      <text:p text:style-name="Normal"/>
      <text:p text:style-name="Normal"/>
      <text:list text:style-name="LFO1" text:continue-numbering="true">
        <text:list-item>
          <text:p text:style-name="P194">ECUACIONES x1, x2:</text:p>
        </text:list-item>
      </text:list>
      <text:p text:style-name="P195"/>
      <text:p text:style-name="P196">VARIABLES: x, y1, y2: REAL;</text:p>
      <text:p text:style-name="P197"/>
      <text:p text:style-name="P198">INICIO</text:p>
      <text:p text:style-name="P199"><text:span text:style-name="T200">ESCRIBIR (‘Este programa realiza una ecuación dependiendo el valor que le asignes a <text:s text:c="11"/></text:span><text:span text:style-name="T201">eh</text:span><text:span text:style-name="T202"><text:s text:c="16"/>x’);</text:span></text:p>
      <text:p text:style-name="P203">ESCRIBIR (‘Introducir el valor de x’);</text:p>
      <text:p text:style-name="P204"><text:s text:c="3"/>SI (x=2) ENTONCES</text:p>
      <text:p text:style-name="P205"><text:s text:c="3"/>ESCRIBIR (‘Introduce un numero distinto de 2’);</text:p>
      <text:p text:style-name="P206"><text:s text:c="3"/>FIN SI</text:p>
      <text:p text:style-name="P207"/>
      <text:p text:style-name="P208">SI (x&lt;2) ENTONCES</text:p>
      <text:p text:style-name="P209"><text:span text:style-name="T210">RESOLVER (y1:= 4x</text:span><text:span text:style-name="T211">2</text:span><text:span text:style-name="T212">+ 2x- 50);</text:span></text:p>
      <text:p text:style-name="P213">ESCRIBIR (‘El resultado de la ecuación con base en el valor de x es:’ y1);</text:p>
      <text:p text:style-name="P214">FIN SI</text:p>
      <text:p text:style-name="P215"/>
      <text:p text:style-name="P216">DE LO CONTRARIO</text:p>
      <text:p text:style-name="P217"><text:span text:style-name="T218">REOLVER (y2:=x</text:span><text:span text:style-name="T219">2</text:span><text:span text:style-name="T220"><text:s/>+3x +20);</text:span></text:p>
      <text:p text:style-name="P221">ESCRIBIR (‘El resultado de la ecuación con base en el valor de x es:’ y2);</text:p>
      <text:p text:style-name="P222">FIN DE LO CONTRARIO</text:p>
      <text:p text:style-name="P223"/>
      <text:p text:style-name="P224">FIN.</text:p>
      <text:p text:style-name="P225"/>
      <text:soft-page-break/>
      <text:list text:style-name="LFO1" text:continue-numbering="true">
        <text:list-item>
          <text:p text:style-name="P226">FORMULA GENERAL:</text:p>
        </text:list-item>
      </text:list>
      <text:p text:style-name="P227">VARIABLES a, b, c, d, e, f, g, h, j, k ,l: REAL;</text:p>
      <text:p text:style-name="P228"/>
      <text:p text:style-name="P229">INICIO</text:p>
      <text:p text:style-name="P230">ESCRIBIR (‘Este programa realiza la formula general’);</text:p>
      <text:p text:style-name="P231">ESCRIBIR (‘Introduce el valor de a’);</text:p>
      <text:p text:style-name="P232">LEER (a);</text:p>
      <text:p text:style-name="P233"><text:s text:c="3"/>SI (a=0) ENTONCES</text:p>
      <text:p text:style-name="P234"><text:s text:c="3"/>ESCRIBIR (‘Introduce un numero diferente a 0’);</text:p>
      <text:p text:style-name="P235"><text:s text:c="3"/>FIN SI</text:p>
      <text:p text:style-name="P236">ESCRIBIR (‘Introduce el valor de b’);</text:p>
      <text:p text:style-name="P237">LEER (b);</text:p>
      <text:p text:style-name="P238">ESCRIBIR (‘Introduce el valor de c’);</text:p>
      <text:p text:style-name="P239">LEER (c);</text:p>
      <text:p text:style-name="P240">RESOLVER (d:=b*b);</text:p>
      <text:p text:style-name="P241">RESOLVER (e:=a*c);</text:p>
      <text:p text:style-name="P242">RESOLVER (f:=4*e);</text:p>
      <text:p text:style-name="P243">RESOLVER (g:=2*a);<text:line-break/>RESOLVER (h:=√d-f);</text:p>
      <text:p text:style-name="P244">RESOLVER (i:=-1*b);</text:p>
      <text:p text:style-name="P245"/>
      <text:p text:style-name="P246">SI (h&lt;0) ENTONCES</text:p>
      <text:p text:style-name="P247">RESOLVER (j:=-1*h);</text:p>
      <text:p text:style-name="P248">RESOLVER (k:=j/g);</text:p>
      <text:p text:style-name="P249">RESOLVER (l:=i/g);</text:p>
      <text:p text:style-name="P250">ESCRIBIR (‘Los resultados raíz son x1:’ l ‘números reales +’ k ‘números imaginarios’);</text:p>
      <text:p text:style-name="P251">ESCRIBIR (‘Los resultados raíz son x2:’ l ‘números reales -’ k ‘números imaginarios’);</text:p>
      <text:p text:style-name="P252"/>
      <text:p text:style-name="P253">DE LO CONTRARIO</text:p>
      <text:p text:style-name="P254">RESOLVER (m:= i+h);</text:p>
      <text:p text:style-name="P255">RESOLVER (n:=m/g);</text:p>
      <text:p text:style-name="P256">RESOLVER (o:=i-h);</text:p>
      <text:p text:style-name="P257">RESOLVER (p:=o/g);</text:p>
      <text:p text:style-name="P258">ESCRIBIR (‘El resultado raíz de x1 es:’ n);</text:p>
      <text:p text:style-name="P259">ESCRIBIR (‘El resultado raíz de x2 es:’ p);</text:p>
      <text:p text:style-name="P260"/>
      <text:p text:style-name="P261">FIN.</text:p>
      <text:p text:style-name="Normal"/>
      <text:p text:style-name="P262">CONCLUSIONES:</text:p>
      <text:p text:style-name="P263">Esta práctica me sirvió para<text:s/>recordar cómo hacer los programas ya que tiene algún tiempo que no programa pero una vez que se aprende a programar en un lenguaje de programación, es más fácil programar en los demás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Párrafodelista" style:display-name="Párrafo de lista" style:family="paragraph" style:parent-style-name="Normal">
      <style:paragraph-properties fo:widows="2" fo:orphans="2" style:vertical-align="auto" fo:margin-bottom="0.1111in" fo:line-height="107%" fo:margin-left="0.5in">
        <style:tab-stops/>
      </style:paragraph-properties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Luis Angel Castillo</dc:creator>
    <meta:creation-date>2017-09-16T02:16:00Z</meta:creation-date>
    <dc:date>2017-09-16T02:16:00Z</dc:date>
    <meta:template xlink:href="Normal" xlink:type="simple"/>
    <meta:editing-cycles>2</meta:editing-cycles>
    <meta:editing-duration>PT0S</meta:editing-duration>
    <meta:document-statistic meta:page-count="5" meta:paragraph-count="11" meta:word-count="902" meta:character-count="5856" meta:row-count="41" meta:non-whitespace-character-count="4965"/>
  </office:meta>
</office:document-meta>
</file>